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dfd5" officeooo:paragraph-rsid="000adfd5"/>
    </style:style>
    <style:style style:name="P2" style:family="paragraph" style:parent-style-name="Standard">
      <style:text-properties officeooo:rsid="000b8d1b" officeooo:paragraph-rsid="000b8d1b"/>
    </style:style>
    <style:style style:name="P3" style:family="paragraph" style:parent-style-name="Standard">
      <style:text-properties officeooo:rsid="000b936d" officeooo:paragraph-rsid="000b936d"/>
    </style:style>
    <style:style style:name="P4" style:family="paragraph" style:parent-style-name="Standard">
      <style:text-properties officeooo:rsid="000d337e" officeooo:paragraph-rsid="000d337e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d337e" officeooo:paragraph-rsid="000d337e" style:font-weight-asian="bold" style:font-weight-complex="bold"/>
    </style:style>
    <style:style style:name="P6" style:family="paragraph" style:parent-style-name="Standard">
      <style:text-properties officeooo:rsid="000b936d" officeooo:paragraph-rsid="000b936d"/>
    </style:style>
    <style:style style:name="P7" style:family="paragraph" style:parent-style-name="Standard">
      <style:text-properties officeooo:rsid="000f0764" officeooo:paragraph-rsid="000f0764"/>
    </style:style>
    <style:style style:name="T1" style:family="text">
      <style:text-properties officeooo:rsid="000b8d1b"/>
    </style:style>
    <style:style style:name="T2" style:family="text">
      <style:text-properties officeooo:rsid="000b936d"/>
    </style:style>
    <style:style style:name="T3" style:family="text">
      <style:text-properties officeooo:rsid="000d337e"/>
    </style:style>
    <style:style style:name="T4" style:family="text">
      <style:text-properties officeooo:rsid="000ec7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5">Резюме</text:p>
      <text:p text:style-name="P1"/>
      <text:p text:style-name="P1">Ксьондзик Тетяна Євгенівна</text:p>
      <text:p text:style-name="P1">тел. +380970749831</text:p>
      <text:p text:style-name="P1">e-mail : <text:s/><text:a xlink:type="simple" xlink:href="mailto:tatjanaksjodzik.pbank@gmail.com">tatjanaksjodzik.pbank@gmail.com</text:a></text:p>
      <text:p text:style-name="P1"/>
      <text:p text:style-name="P1">Посада: касир-операціоніст</text:p>
      <text:p text:style-name="P1"/>
      <text:p text:style-name="P1">Загальний досвід :</text:p>
      <text:p text:style-name="P1">1. обслуговування фізичних та юридичних осіб : - прийом та видача готівки; -прийом готівки для зарахування на поточні рахунки клієнтів, депозитні рахунки та рахунки юридичних осіб; -видача готівки по рахункам фізичним особам, а також юр. особам; 2. обслуговування платіжних карток фізичних та юридичних осіб; 3.прийом платежів населення; 4.купівля/продаж іноземної валюти; 5. продаж послуг передоплаченого сервісу; 6.проведення фінансового моніторингу операцій клієнтів; 7.<text:span text:style-name="T1">прийом, оформлення і формування зг. Законодавства кассових документів; 8. ідентифікація клієнтів при проведенні касових операцій; 9. документування ідентифікації клієнтів при проведенні операцій на суми що перевищують 15000/50000 грн ; 10. сортування, обробка, формування готівки, виключення з обігу зношених купюрвилучення фальшивих банкнот; 11. інші операції в відповідності з інструкцією про проведення касових операцій та іншими нормативними актами; 12. навчання касирів-операціоністів.</text:span></text:p>
      <text:p text:style-name="P1"/>
      <text:p text:style-name="P2">Досвід роботи:</text:p>
      <text:p text:style-name="P4">01.05.2007-31.05.2007 ПП Усач, офіс-менеджер</text:p>
      <text:p text:style-name="P3">07.06.2007 - ПАТ КБ ПриватБанк , касир-операціоніст 2 кат. ГРУ,РУ,СФ,ВФ;</text:p>
      <text:p text:style-name="P3">15.01.2008 - <text:s/>ПАТ КБ ПриватБанк , касир-експерт ГРУ,РУ,СФ,ВФ;</text:p>
      <text:p text:style-name="P3">03.04.2009 - <text:s/>ПАТ КБ ПриватБанк, ЛМВ “Гуцульське”,старший касир-операціоніст в-ня гр Ф;</text:p>
      <text:p text:style-name="P3">01.02.2010 - <text:s/>ПАТ КБ ПриватБанк, ЛМВ“Гуцульське”,головний касир-операціоніст в-ня гр Ф;</text:p>
      <text:p text:style-name="P3">22.10.2010-18.06.2014 — <text:span text:style-name="T3">декретна відпустка</text:span></text:p>
      <text:p text:style-name="P4">19.06.201<text:span text:style-name="T4">4</text:span> - <text:s/><text:span text:style-name="T2">ПАТ КБ ПриватБанк, </text:span>ЛМВ “Любінська”, касир-операціоніст;</text:p>
      <text:p text:style-name="P4">22.12.2014 - <text:s/><text:span text:style-name="T2">ПАТ КБ ПриватБанк, </text:span>ЛМВ № 11, касир-операціоніст.</text:p>
      <text:p text:style-name="P4"/>
      <text:p text:style-name="P2">освіта:</text:p>
      <text:p text:style-name="P3">вища , спеціальність — менеджмент організацій, факультет — економіки і туризму.</text:p>
      <text:p text:style-name="P7">2001-2006 — Західноукраїнський коегіум(бакалавр), Львівський державний університет ім. В.Чорновола( спеціаліст)</text:p>
      <text:p text:style-name="P3"/>
      <text:p text:style-name="P2">Знання ПК:</text:p>
      <text:p text:style-name="P3">ОС Linux, Windows; Ms Word,Excell, володію навиками вільної роботи у мережі Інтернет</text:p>
      <text:p text:style-name="P2"/>
      <text:p text:style-name="P2">Іноземні мови:</text:p>
      <text:p text:style-name="P3">російська -вільно;</text:p>
      <text:p text:style-name="P3">українська-вільно;</text:p>
      <text:p text:style-name="P3">польська-початковий рівень;</text:p>
      <text:p text:style-name="P3">англійська початковий рівень</text:p>
      <text:p text:style-name="P2"/>
      <text:p text:style-name="P2">додаткова інформація:</text:p>
      <text:p text:style-name="P2">вік — 30 років;</text:p>
      <text:p text:style-name="P2">сімейний стан — заміжня, 2 неповнолітніх дітей;</text:p>
      <text:p text:style-name="P2">наявність закордонного паспорту, водійських прав - відсутні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9T17:02:25.239908661</meta:creation-date>
    <dc:date>2015-07-31T14:00:53.228825310</dc:date>
    <meta:editing-duration>PT36M55S</meta:editing-duration>
    <meta:editing-cycles>4</meta:editing-cycles>
    <meta:generator>LibreOffice/4.2.8.2$Linux_x86 LibreOffice_project/420m0$Build-2</meta:generator>
    <meta:document-statistic meta:table-count="0" meta:image-count="0" meta:object-count="0" meta:page-count="1" meta:paragraph-count="30" meta:word-count="259" meta:character-count="2174" meta:non-whitespace-character-count="1933"/>
  </office:meta>
</office:document-meta>
</file>